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c17f" officeooo:paragraph-rsid="0017c17f"/>
    </style:style>
    <style:style style:name="P2" style:family="paragraph" style:parent-style-name="Standard">
      <style:text-properties officeooo:rsid="0017c17f" officeooo:paragraph-rsid="00188bed"/>
    </style:style>
    <style:style style:name="P3" style:family="paragraph" style:parent-style-name="Standard">
      <style:text-properties officeooo:rsid="0017c17f" officeooo:paragraph-rsid="001a6a81"/>
    </style:style>
    <style:style style:name="P4" style:family="paragraph" style:parent-style-name="Standard">
      <style:text-properties officeooo:rsid="001a6a81" officeooo:paragraph-rsid="001a6a81"/>
    </style:style>
    <style:style style:name="P5" style:family="paragraph" style:parent-style-name="Standard">
      <style:text-properties officeooo:rsid="001b5ccb" officeooo:paragraph-rsid="001e8627"/>
    </style:style>
    <style:style style:name="P6" style:family="paragraph" style:parent-style-name="Standard">
      <style:text-properties officeooo:rsid="001bd10e" officeooo:paragraph-rsid="0017c17f"/>
    </style:style>
    <style:style style:name="P7" style:family="paragraph" style:parent-style-name="Standard">
      <style:text-properties officeooo:rsid="001bd10e" officeooo:paragraph-rsid="001bd10e"/>
    </style:style>
    <style:style style:name="P8" style:family="paragraph" style:parent-style-name="Standard">
      <style:text-properties officeooo:rsid="001f13fe" officeooo:paragraph-rsid="001f13fe"/>
    </style:style>
    <style:style style:name="P9" style:family="paragraph" style:parent-style-name="Standard">
      <style:text-properties officeooo:paragraph-rsid="001f13fe"/>
    </style:style>
    <style:style style:name="P10" style:family="paragraph" style:parent-style-name="Standard">
      <style:text-properties officeooo:rsid="0021a8c6" officeooo:paragraph-rsid="001bd10e"/>
    </style:style>
    <style:style style:name="P11" style:family="paragraph" style:parent-style-name="Standard">
      <style:text-properties officeooo:rsid="0021a8c6" officeooo:paragraph-rsid="0021a8c6"/>
    </style:style>
    <style:style style:name="P12" style:family="paragraph" style:parent-style-name="Standard">
      <style:text-properties officeooo:rsid="002e83ea" officeooo:paragraph-rsid="002e83ea"/>
    </style:style>
    <style:style style:name="P13" style:family="paragraph" style:parent-style-name="Standard">
      <style:text-properties officeooo:rsid="002e83ea" officeooo:paragraph-rsid="002e9082"/>
    </style:style>
    <style:style style:name="P14" style:family="paragraph" style:parent-style-name="Standard">
      <style:text-properties officeooo:rsid="002e9082" officeooo:paragraph-rsid="002e9082"/>
    </style:style>
    <style:style style:name="P15" style:family="paragraph" style:parent-style-name="Standard">
      <style:text-properties officeooo:rsid="002f1a02" officeooo:paragraph-rsid="002f1a02"/>
    </style:style>
    <style:style style:name="P16" style:family="paragraph" style:parent-style-name="Standard">
      <style:text-properties officeooo:rsid="002f1a02" officeooo:paragraph-rsid="0030c088"/>
    </style:style>
    <style:style style:name="P17" style:family="paragraph" style:parent-style-name="Standard">
      <style:text-properties officeooo:rsid="0030c088" officeooo:paragraph-rsid="0030c088"/>
    </style:style>
    <style:style style:name="T1" style:family="text">
      <style:text-properties officeooo:rsid="0017c17f"/>
    </style:style>
    <style:style style:name="T2" style:family="text">
      <style:text-properties officeooo:rsid="00188bed"/>
    </style:style>
    <style:style style:name="T3" style:family="text">
      <style:text-properties officeooo:rsid="001a6a81"/>
    </style:style>
    <style:style style:name="T4" style:family="text">
      <style:text-properties officeooo:rsid="001b5ccb"/>
    </style:style>
    <style:style style:name="T5" style:family="text">
      <style:text-properties officeooo:rsid="001bd10e"/>
    </style:style>
    <style:style style:name="T6" style:family="text">
      <style:text-properties officeooo:rsid="001e8627"/>
    </style:style>
    <style:style style:name="T7" style:family="text">
      <style:text-properties officeooo:rsid="001f13fe"/>
    </style:style>
    <style:style style:name="T8" style:family="text">
      <style:text-properties officeooo:rsid="0021a8c6"/>
    </style:style>
    <style:style style:name="T9" style:family="text">
      <style:text-properties officeooo:rsid="002e9082"/>
    </style:style>
    <style:style style:name="T10" style:family="text">
      <style:text-properties officeooo:rsid="002ee029"/>
    </style:style>
    <style:style style:name="T11" style:family="text">
      <style:text-properties officeooo:rsid="002f1a02"/>
    </style:style>
    <style:style style:name="T12" style:family="text">
      <style:text-properties officeooo:rsid="0030c0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for adding modulation of the intra thoracic pressure</text:p>
      <text:p text:style-name="P1"/>
      <text:p text:style-name="P1"/>
      <text:p text:style-name="P1">The codebase will be JCVsim V1.0<text:span text:style-name="T3">01</text:span>, which is the “vanilla” Java <text:span text:style-name="T5">(instead of C/Swig/Java) </text:span>version of JCVsim with all of the code readability changes implemented <text:span text:style-name="T5">thus far </text:span>in the 21 compartment model so far, <text:s/>e.g.</text:p>
      <text:p text:style-name="P1"/>
      <text:p text:style-name="P1">p-&gt;dxdt[16] = ((p-&gt;x[24] - p-&gt;x[16]) * p-&gt;dcdt[1] + p-&gt;q[19] - p-&gt;q[20]) / p-&gt;c[1] + p-&gt;dxdt[24];</text:p>
      <text:p text:style-name="P1"/>
      <text:p text:style-name="P1">has been changed into:</text:p>
      <text:p text:style-name="P1"/>
      <text:p text:style-name="P1">p.dPressureDt[RIGHT_VENTRICULAR_CPI] = ((p.pressure[INTRA_THORACIC_CPI] - p.pressure[RIGHT_VENTRICULAR_CPI]) * p.dComplianceDt[RV_COMPL] +</text:p>
      <text:p text:style-name="P1">p.flowRate[LEFT_ATRIAL_CPI] - p.flowRate[LEFT_VENTRICULAR_CPI]) / p.compliance[RV_COMPL] + p.dPressureDt[INTRA_THORACIC_CPI];</text:p>
      <text:p text:style-name="P6"/>
      <text:p text:style-name="P7"><text:span text:style-name="T1">Only the 21 compartment model will be modified.</text:span></text:p>
      <text:p text:style-name="P10"/>
      <text:p text:style-name="P1"/>
      <text:p text:style-name="P1">Background</text:p>
      <text:p text:style-name="P1"/>
      <text:p text:style-name="P1">The intra thoracic pressure is <text:span text:style-name="T4">present as </text:span>both an input <text:span text:style-name="T4">to the simulation </text:span>and a <text:span text:style-name="T4">plottable</text:span> output <text:span text:style-name="T4">from it.</text:span></text:p>
      <text:p text:style-name="P1"/>
      <text:p text:style-name="P2">It is specified in the Parameter_vector, and exposed in the graphical user interface. <text:s/>It has an initial value of -4 mm Hg. <text:s/>Reducing it (i.e. making more negative) increases the left ventricular pressure amongst other things in the model. <text:s/>It is also an output and can be plotted. <text:s/></text:p>
      <text:p text:style-name="P2"/>
      <text:p text:style-name="P3">Whilst the input to the model is stored in Parameter_vector “INTRA_THORACIC_PRESSURE”, the output is returned as a member of the Output class, <text:span text:style-name="T3">where it was called Pth (and pth in an intermediate structure) in the original C code (and in JCVSim V1.0). </text:span></text:p>
      <text:p text:style-name="P3"/>
      <text:p text:style-name="P3"><text:span text:style-name="T3">This has been renamed to intraThoracicPressure (and incidently TBV/tbv → totalBloodVolume) in the Vanilla branch and merged into Master, to create an identical V1.001 build in both. Netbeans’s context sensitive editor allows global renames of variables to be safely done.</text:span></text:p>
      <text:p text:style-name="P3"/>
      <text:p text:style-name="P4">The value returned to the graphical user interface, and thus plotted, is simply the value set as a parameter <text:span text:style-name="T4">and which can be modified in the graphical user interface.</text:span></text:p>
      <text:p text:style-name="P3"/>
      <text:p text:style-name="P3"><text:span text:style-name="T2">This is a copy of the value maintained by the simulation, along with its derivative, in Data_vector, which represents the current state of the model and from which most of the simulation outputs are copied. <text:s/>The intra thoracic value maintained in Data_vector is modified in response to tilt operations, but is not output from the model or exposed to the graphical user interface. This certainly does change during the operation of the simulation.</text:span></text:p>
      <text:p text:style-name="P3"/>
      <text:p text:style-name="P5">Because there are two values of intra-thoracic pressure, there must be two different meanings in the simulation. <text:s/><text:span text:style-name="T6">One</text:span> interpretation is that the fixed parameter is the pressure <text:span text:style-name="T6">when the individual being simulated is upright </text:span>. <text:s/><text:span text:style-name="T6">The effect of the intra-thoracic pressure is modified by the tilt.</text:span></text:p>
      <text:p text:style-name="P5"/>
      <text:p text:style-name="P8">p.pressure[INTRA_THORACIC_CPI] = <text:s/><text:bookmark-start text:name="__DdeLink__3_1383525602"/>theta.get(PVName.INTRA_THORACIC_PRESSURE)<text:bookmark-end text:name="__DdeLink__3_1383525602"/> + con1 * gravity;</text:p>
      <text:p text:style-name="P8">p.dPressureDt[INTRA_THORACIC_CPI] = con1 * gravity_dt;</text:p>
      <text:p text:style-name="P8"><text:soft-page-break/>where <text:bookmark-start text:name="__DdeLink__7_1383525602"/>theta.get(PVName.INTRA_THORACIC_PRESSURE<text:bookmark-end text:name="__DdeLink__7_1383525602"/>) is the fixed value set in the Parameter_vector. (The Parameter_vector is mostly called theta in the code).</text:p>
      <text:p text:style-name="P8"/>
      <text:p text:style-name="P11">In the original C code the lines were</text:p>
      <text:p text:style-name="P11"/>
      <text:p text:style-name="P11"><text:s text:c="6"/>p-&gt;x[24] = theta-&gt;vec[31] + con1 * gravity;</text:p>
      <text:p text:style-name="P11"><text:s text:c="6"/>p-&gt;dxdt[24] = con1 * gravity_dt;</text:p>
      <text:p text:style-name="P8"/>
      <text:p text:style-name="P8">Gravity and gravity_dt are related to the tilt angle – e.g. gravity = 0.738 * sin(tilt_angle) <text:span text:style-name="T8">in some places.</text:span></text:p>
      <text:p text:style-name="P8"/>
      <text:p text:style-name="P9"><text:span text:style-name="T7">I have no idea why gravity is set to 0.738 m/s-2. <text:s/>9.82 m/s-2 might be more appropriate for the Earth, and the value used is a bit less than half the acceleration due to gravity on the Moon. Perhaps it is based on empirical cardiovascular measurements, but I have found no documentation. <text:s text:c="2"/>The tilt test code contains several undocumented magic numbers. <text:s/>However, it is sufficient just to note this use of this intra-thoracic pressure variable.</text:span></text:p>
      <text:p text:style-name="P9"/>
      <text:p text:style-name="P13">In the absence of any tilt testing, the intra thoracic pressure variable in Data_vector is identical to the constant value <text:bookmark-start text:name="__DdeLink__11_1383525602"/><text:span text:style-name="T7">theta.get(PVName.INTRA_THORACIC_PRESSURE</text:span>) <text:bookmark-end text:name="__DdeLink__11_1383525602"/>whenever it is used. <text:s/>Where tilt <text:span text:style-name="T9">simulation</text:span> is used the variable is modified. <text:s/>If tilt testing was not implemented then the simulation engine change would simply be to replace the fixed constant value with a time modulated one.</text:p>
      <text:p text:style-name="P12"/>
      <text:p text:style-name="P14"><text:span text:style-name="T11">W</text:span>hen tilt <text:bookmark-start text:name="__DdeLink__9_1383525602"/>simulation<text:bookmark-end text:name="__DdeLink__9_1383525602"/> is being carried out, the variable intra thoracic pressure is refreshed from the constant value each time it is used. <text:span text:style-name="T10">The simulation time variables in Data_vector have not been modified yet to improve readability.</text:span></text:p>
      <text:p text:style-name="P14"/>
      <text:p text:style-name="P5"><text:span text:style-name="T6"><text:s/>p.time[0] is the time into the simulation, which monotnically increases from 0.</text:span></text:p>
      <text:p text:style-name="P5"/>
      <text:p text:style-name="P14">p.time[5] is the simulation time plus the next time step (which is varied by the Runge Kutta algorithm), and is only used by Reflex.java (and Reflex.c).</text:p>
      <text:p text:style-name="P14"/>
      <text:p text:style-name="P17">Implementation</text:p>
      <text:p text:style-name="P2"/>
      <text:p text:style-name="P15">The simplest route would be to replace <text:span text:style-name="T7">theta.get(PVName.INTRA_THORACIC_PRESSURE) <text:s/></text:span>with a call to obtain the time varying value of the intrathoracic pressure. <text:s/>There several ways to do this:</text:p>
      <text:p text:style-name="P15"/>
      <text:p text:style-name="P15">1. Do it within the theta.get() call. <text:s/>Parameter_vector is a subclass of HashMap, so this can be silently done. <text:s/>However this risks making the code even more obscure by making an apparently fixed value variable.</text:p>
      <text:p text:style-name="P15"/>
      <text:p text:style-name="P16">2. Create a new class called IntraThoracicPressure which contains the time varying calculation. This requires more changes to the code – instead of just in Parameter_vector() these will be sprinkled around the code. This<text:span text:style-name="T12"> class could be static, or could be a member of Data_vector. <text:s/>However the Data_vector element can be best interpreted as an instantanous value, including the tilt experiment adjustments and these would have to be foleded into the class in this case.</text:span></text:p>
      <text:p text:style-name="P16"/>
      <text:p text:style-name="P16"><text:span text:style-name="T12">3. Consequently it may be best to have a static class called BasicIntraThoracicPressure to demonstrate that it does not include the tilt table adjustments.</text:span></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09:04:53.567106042</meta:creation-date>
    <dc:date>2016-12-24T13:39:58.559752733</dc:date>
    <meta:editing-duration>PT1H9M13S</meta:editing-duration>
    <meta:editing-cycles>21</meta:editing-cycles>
    <meta:generator>LibreOffice/5.2.2.2$Linux_X86_64 LibreOffice_project/20m0$Build-2</meta:generator>
    <meta:document-statistic meta:table-count="0" meta:image-count="0" meta:object-count="0" meta:page-count="3" meta:paragraph-count="32" meta:word-count="823" meta:character-count="5396" meta:non-whitespace-character-count="4568"/>
  </office:meta>
</office:document-meta>
</file>